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0756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1654in"/>
    </style:style>
    <style:style style:name="co4" style:family="table-column">
      <style:table-column-properties fo:break-before="auto" style:column-width="1.5193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fo:background-color="#ffff00" fo:border="0.06pt solid #000000"/>
      <style:text-properties fo:font-weight="bold" style:font-weight-asian="bold" style:font-weight-complex="bold"/>
    </style:style>
    <style:style style:name="ce2" style:family="table-cell" style:parent-style-name="Default" style:data-style-name="N1">
      <style:table-cell-properties fo:background-color="#ffff00" fo:border="0.06pt solid #000000"/>
      <style:text-properties fo:font-weight="bold" style:font-weight-asian="bold" style:font-weight-complex="bold"/>
    </style:style>
    <style:style style:name="ce3" style:family="table-cell" style:parent-style-name="Default" style:data-style-name="N1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ce3"/>
        <table:table-row table:style-name="ro1">
          <table:table-cell table:style-name="ce1" office:value-type="string">
            <text:p>PROBLEM</text:p>
          </table:table-cell>
          <table:table-cell table:style-name="ce1" office:value-type="string">
            <text:p>Decisions</text:p>
          </table:table-cell>
          <table:table-cell table:style-name="ce1" office:value-type="string">
            <text:p>Propagations</text:p>
          </table:table-cell>
          <table:table-cell table:style-name="ce1" office:value-type="string">
            <text:p>Temps (segons)</text:p>
          </table:table-cell>
          <table:table-cell table:style-name="ce2" office:value-type="string">
            <text:p>Propagacions/segon</text:p>
          </table:table-cell>
        </table:table-row>
        <table:table-row table:style-name="ro1">
          <table:table-cell office:value-type="string">
            <text:p>vars-100-10.cnf</text:p>
          </table:table-cell>
          <table:table-cell office:value-type="float" office:value="601">
            <text:p>601</text:p>
          </table:table-cell>
          <table:table-cell office:value-type="float" office:value="15847">
            <text:p>15847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vars-100-1.cnf</text:p>
          </table:table-cell>
          <table:table-cell office:value-type="float" office:value="329">
            <text:p>329</text:p>
          </table:table-cell>
          <table:table-cell office:value-type="float" office:value="8329">
            <text:p>8329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vars-100-2.cnf</text:p>
          </table:table-cell>
          <table:table-cell office:value-type="float" office:value="373">
            <text:p>373</text:p>
          </table:table-cell>
          <table:table-cell office:value-type="float" office:value="9213">
            <text:p>9213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vars-100-3.cnf</text:p>
          </table:table-cell>
          <table:table-cell office:value-type="float" office:value="577">
            <text:p>577</text:p>
          </table:table-cell>
          <table:table-cell office:value-type="float" office:value="14645">
            <text:p>14645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vars-100-4.cnf</text:p>
          </table:table-cell>
          <table:table-cell office:value-type="float" office:value="694">
            <text:p>694</text:p>
          </table:table-cell>
          <table:table-cell office:value-type="float" office:value="17394">
            <text:p>17394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vars-100-5.cnf</text:p>
          </table:table-cell>
          <table:table-cell office:value-type="float" office:value="278">
            <text:p>278</text:p>
          </table:table-cell>
          <table:table-cell office:value-type="float" office:value="6744">
            <text:p>6744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vars-100-6.cnf</text:p>
          </table:table-cell>
          <table:table-cell office:value-type="float" office:value="666">
            <text:p>666</text:p>
          </table:table-cell>
          <table:table-cell office:value-type="float" office:value="16174">
            <text:p>16174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vars-100-7.cnf</text:p>
          </table:table-cell>
          <table:table-cell office:value-type="float" office:value="168">
            <text:p>168</text:p>
          </table:table-cell>
          <table:table-cell office:value-type="float" office:value="4227">
            <text:p>4227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vars-100-8.cnf</text:p>
          </table:table-cell>
          <table:table-cell office:value-type="float" office:value="39">
            <text:p>39</text:p>
          </table:table-cell>
          <table:table-cell office:value-type="float" office:value="464">
            <text:p>464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vars-100-9.cnf</text:p>
          </table:table-cell>
          <table:table-cell office:value-type="float" office:value="428">
            <text:p>428</text:p>
          </table:table-cell>
          <table:table-cell office:value-type="float" office:value="11683">
            <text:p>11683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vars-150-10.cnf</text:p>
          </table:table-cell>
          <table:table-cell office:value-type="float" office:value="3145">
            <text:p>3145</text:p>
          </table:table-cell>
          <table:table-cell office:value-type="float" office:value="112731">
            <text:p>112731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vars-150-1.cnf</text:p>
          </table:table-cell>
          <table:table-cell office:value-type="float" office:value="893">
            <text:p>893</text:p>
          </table:table-cell>
          <table:table-cell office:value-type="float" office:value="28826">
            <text:p>28826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vars-150-2.cnf</text:p>
          </table:table-cell>
          <table:table-cell office:value-type="float" office:value="3190">
            <text:p>3190</text:p>
          </table:table-cell>
          <table:table-cell office:value-type="float" office:value="112129">
            <text:p>112129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vars-150-3.cnf</text:p>
          </table:table-cell>
          <table:table-cell office:value-type="float" office:value="1563">
            <text:p>1563</text:p>
          </table:table-cell>
          <table:table-cell office:value-type="float" office:value="54004">
            <text:p>54004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vars-150-4.cnf</text:p>
          </table:table-cell>
          <table:table-cell office:value-type="float" office:value="1646">
            <text:p>1646</text:p>
          </table:table-cell>
          <table:table-cell office:value-type="float" office:value="56216">
            <text:p>56216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vars-150-5.cnf</text:p>
          </table:table-cell>
          <table:table-cell office:value-type="float" office:value="3002">
            <text:p>3002</text:p>
          </table:table-cell>
          <table:table-cell office:value-type="float" office:value="103204">
            <text:p>103204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vars-150-6.cnf</text:p>
          </table:table-cell>
          <table:table-cell office:value-type="float" office:value="270">
            <text:p>270</text:p>
          </table:table-cell>
          <table:table-cell office:value-type="float" office:value="7657">
            <text:p>7657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vars-150-7.cnf</text:p>
          </table:table-cell>
          <table:table-cell office:value-type="float" office:value="2445">
            <text:p>2445</text:p>
          </table:table-cell>
          <table:table-cell office:value-type="float" office:value="87514">
            <text:p>87514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vars-150-8.cnf</text:p>
          </table:table-cell>
          <table:table-cell office:value-type="float" office:value="821">
            <text:p>821</text:p>
          </table:table-cell>
          <table:table-cell office:value-type="float" office:value="25618">
            <text:p>25618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vars-150-9.cnf</text:p>
          </table:table-cell>
          <table:table-cell office:value-type="float" office:value="1263">
            <text:p>1263</text:p>
          </table:table-cell>
          <table:table-cell office:value-type="float" office:value="44345">
            <text:p>44345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vars-200-10.cnf</text:p>
          </table:table-cell>
          <table:table-cell office:value-type="float" office:value="18609">
            <text:p>18609</text:p>
          </table:table-cell>
          <table:table-cell office:value-type="float" office:value="805528">
            <text:p>805528</text:p>
          </table:table-cell>
          <table:table-cell office:value-type="float" office:value="0.2">
            <text:p>0.2</text:p>
          </table:table-cell>
          <table:table-cell table:formula="of:=[.C22]/[.D22]" office:value-type="float" office:value="4027640">
            <text:p>4027640</text:p>
          </table:table-cell>
        </table:table-row>
        <table:table-row table:style-name="ro1">
          <table:table-cell office:value-type="string">
            <text:p>vars-200-1.cnf</text:p>
          </table:table-cell>
          <table:table-cell office:value-type="float" office:value="15518">
            <text:p>15518</text:p>
          </table:table-cell>
          <table:table-cell office:value-type="float" office:value="664747">
            <text:p>664747</text:p>
          </table:table-cell>
          <table:table-cell office:value-type="float" office:value="0.1">
            <text:p>0.1</text:p>
          </table:table-cell>
          <table:table-cell table:formula="of:=[.C23]/[.D23]" office:value-type="float" office:value="6647470">
            <text:p>6647470</text:p>
          </table:table-cell>
        </table:table-row>
        <table:table-row table:style-name="ro1">
          <table:table-cell office:value-type="string">
            <text:p>vars-200-2.cnf</text:p>
          </table:table-cell>
          <table:table-cell office:value-type="float" office:value="4558">
            <text:p>4558</text:p>
          </table:table-cell>
          <table:table-cell office:value-type="float" office:value="196302">
            <text:p>196302</text:p>
          </table:table-cell>
          <table:table-cell office:value-type="float" office:value="0.1">
            <text:p>0.1</text:p>
          </table:table-cell>
          <table:table-cell table:formula="of:=[.C24]/[.D24]" office:value-type="float" office:value="1963020">
            <text:p>1963020</text:p>
          </table:table-cell>
        </table:table-row>
        <table:table-row table:style-name="ro1">
          <table:table-cell office:value-type="string">
            <text:p>vars-200-3.cnf</text:p>
          </table:table-cell>
          <table:table-cell office:value-type="float" office:value="18580">
            <text:p>18580</text:p>
          </table:table-cell>
          <table:table-cell office:value-type="float" office:value="789756">
            <text:p>789756</text:p>
          </table:table-cell>
          <table:table-cell office:value-type="float" office:value="0.2">
            <text:p>0.2</text:p>
          </table:table-cell>
          <table:table-cell table:formula="of:=[.C25]/[.D25]" office:value-type="float" office:value="3948780">
            <text:p>3948780</text:p>
          </table:table-cell>
        </table:table-row>
        <table:table-row table:style-name="ro1">
          <table:table-cell office:value-type="string">
            <text:p>vars-200-4.cnf</text:p>
          </table:table-cell>
          <table:table-cell office:value-type="float" office:value="7299">
            <text:p>7299</text:p>
          </table:table-cell>
          <table:table-cell office:value-type="float" office:value="307531">
            <text:p>307531</text:p>
          </table:table-cell>
          <table:table-cell office:value-type="float" office:value="0.1">
            <text:p>0.1</text:p>
          </table:table-cell>
          <table:table-cell table:formula="of:=[.C26]/[.D26]" office:value-type="float" office:value="3075310">
            <text:p>3075310</text:p>
          </table:table-cell>
        </table:table-row>
        <table:table-row table:style-name="ro1">
          <table:table-cell office:value-type="string">
            <text:p>vars-200-5.cnf</text:p>
          </table:table-cell>
          <table:table-cell office:value-type="float" office:value="11554">
            <text:p>11554</text:p>
          </table:table-cell>
          <table:table-cell office:value-type="float" office:value="492132">
            <text:p>492132</text:p>
          </table:table-cell>
          <table:table-cell office:value-type="float" office:value="0.1">
            <text:p>0.1</text:p>
          </table:table-cell>
          <table:table-cell table:formula="of:=[.C27]/[.D27]" office:value-type="float" office:value="4921320">
            <text:p>4921320</text:p>
          </table:table-cell>
        </table:table-row>
        <table:table-row table:style-name="ro1">
          <table:table-cell office:value-type="string">
            <text:p>vars-200-6.cnf</text:p>
          </table:table-cell>
          <table:table-cell office:value-type="float" office:value="25253">
            <text:p>25253</text:p>
          </table:table-cell>
          <table:table-cell office:value-type="float" office:value="1083362">
            <text:p>1083362</text:p>
          </table:table-cell>
          <table:table-cell office:value-type="float" office:value="0.3">
            <text:p>0.3</text:p>
          </table:table-cell>
          <table:table-cell table:formula="of:=[.C28]/[.D28]" office:value-type="float" office:value="3611206.66666667">
            <text:p>3611207</text:p>
          </table:table-cell>
        </table:table-row>
        <table:table-row table:style-name="ro1">
          <table:table-cell office:value-type="string">
            <text:p>vars-200-7.cnf</text:p>
          </table:table-cell>
          <table:table-cell office:value-type="float" office:value="26315">
            <text:p>26315</text:p>
          </table:table-cell>
          <table:table-cell office:value-type="float" office:value="1138070">
            <text:p>1138070</text:p>
          </table:table-cell>
          <table:table-cell office:value-type="float" office:value="0.3">
            <text:p>0.3</text:p>
          </table:table-cell>
          <table:table-cell table:formula="of:=[.C29]/[.D29]" office:value-type="float" office:value="3793566.66666667">
            <text:p>3793567</text:p>
          </table:table-cell>
        </table:table-row>
        <table:table-row table:style-name="ro1">
          <table:table-cell office:value-type="string">
            <text:p>vars-200-8.cnf</text:p>
          </table:table-cell>
          <table:table-cell office:value-type="float" office:value="9299">
            <text:p>9299</text:p>
          </table:table-cell>
          <table:table-cell office:value-type="float" office:value="379211">
            <text:p>379211</text:p>
          </table:table-cell>
          <table:table-cell office:value-type="float" office:value="0.1">
            <text:p>0.1</text:p>
          </table:table-cell>
          <table:table-cell table:formula="of:=[.C30]/[.D30]" office:value-type="float" office:value="3792110">
            <text:p>3792110</text:p>
          </table:table-cell>
        </table:table-row>
        <table:table-row table:style-name="ro1">
          <table:table-cell office:value-type="string">
            <text:p>vars-200-9.cnf</text:p>
          </table:table-cell>
          <table:table-cell office:value-type="float" office:value="8293">
            <text:p>8293</text:p>
          </table:table-cell>
          <table:table-cell office:value-type="float" office:value="339073">
            <text:p>339073</text:p>
          </table:table-cell>
          <table:table-cell office:value-type="float" office:value="0.1">
            <text:p>0.1</text:p>
          </table:table-cell>
          <table:table-cell table:formula="of:=[.C31]/[.D31]" office:value-type="float" office:value="3390730">
            <text:p>3390730</text:p>
          </table:table-cell>
        </table:table-row>
        <table:table-row table:style-name="ro1">
          <table:table-cell office:value-type="string">
            <text:p>vars-250-10.cnf</text:p>
          </table:table-cell>
          <table:table-cell office:value-type="float" office:value="50074">
            <text:p>50074</text:p>
          </table:table-cell>
          <table:table-cell office:value-type="float" office:value="2463106">
            <text:p>2463106</text:p>
          </table:table-cell>
          <table:table-cell office:value-type="float" office:value="0.6">
            <text:p>0.6</text:p>
          </table:table-cell>
          <table:table-cell table:formula="of:=[.C32]/[.D32]" office:value-type="float" office:value="4105176.66666667">
            <text:p>4105177</text:p>
          </table:table-cell>
        </table:table-row>
        <table:table-row table:style-name="ro1">
          <table:table-cell office:value-type="string">
            <text:p>vars-250-1.cnf</text:p>
          </table:table-cell>
          <table:table-cell office:value-type="float" office:value="80183">
            <text:p>80183</text:p>
          </table:table-cell>
          <table:table-cell office:value-type="float" office:value="3969717">
            <text:p>3969717</text:p>
          </table:table-cell>
          <table:table-cell office:value-type="float" office:value="1.1">
            <text:p>1.1</text:p>
          </table:table-cell>
          <table:table-cell table:formula="of:=[.C33]/[.D33]" office:value-type="float" office:value="3608833.63636364">
            <text:p>3608834</text:p>
          </table:table-cell>
        </table:table-row>
        <table:table-row table:style-name="ro1">
          <table:table-cell office:value-type="string">
            <text:p>vars-250-2.cnf</text:p>
          </table:table-cell>
          <table:table-cell office:value-type="float" office:value="123065">
            <text:p>123065</text:p>
          </table:table-cell>
          <table:table-cell office:value-type="float" office:value="5964973">
            <text:p>5964973</text:p>
          </table:table-cell>
          <table:table-cell office:value-type="float" office:value="1.9">
            <text:p>1.9</text:p>
          </table:table-cell>
          <table:table-cell table:formula="of:=[.C34]/[.D34]" office:value-type="float" office:value="3139459.47368421">
            <text:p>3139459</text:p>
          </table:table-cell>
        </table:table-row>
        <table:table-row table:style-name="ro1">
          <table:table-cell office:value-type="string">
            <text:p>vars-250-3.cnf</text:p>
          </table:table-cell>
          <table:table-cell office:value-type="float" office:value="55647">
            <text:p>55647</text:p>
          </table:table-cell>
          <table:table-cell office:value-type="float" office:value="2794673">
            <text:p>2794673</text:p>
          </table:table-cell>
          <table:table-cell office:value-type="float" office:value="0.8">
            <text:p>0.8</text:p>
          </table:table-cell>
          <table:table-cell table:formula="of:=[.C35]/[.D35]" office:value-type="float" office:value="3493341.25">
            <text:p>3493341</text:p>
          </table:table-cell>
        </table:table-row>
        <table:table-row table:style-name="ro1">
          <table:table-cell office:value-type="string">
            <text:p>vars-250-4.cnf</text:p>
          </table:table-cell>
          <table:table-cell office:value-type="float" office:value="24905">
            <text:p>24905</text:p>
          </table:table-cell>
          <table:table-cell office:value-type="float" office:value="1200407">
            <text:p>1200407</text:p>
          </table:table-cell>
          <table:table-cell office:value-type="float" office:value="0.3">
            <text:p>0.3</text:p>
          </table:table-cell>
          <table:table-cell table:formula="of:=[.C36]/[.D36]" office:value-type="float" office:value="4001356.66666667">
            <text:p>4001357</text:p>
          </table:table-cell>
        </table:table-row>
        <table:table-row table:style-name="ro1">
          <table:table-cell office:value-type="string">
            <text:p>vars-250-5.cnf</text:p>
          </table:table-cell>
          <table:table-cell office:value-type="float" office:value="104613">
            <text:p>104613</text:p>
          </table:table-cell>
          <table:table-cell office:value-type="float" office:value="5235517">
            <text:p>5235517</text:p>
          </table:table-cell>
          <table:table-cell office:value-type="float" office:value="1.5">
            <text:p>1.5</text:p>
          </table:table-cell>
          <table:table-cell table:formula="of:=[.C37]/[.D37]" office:value-type="float" office:value="3490344.66666667">
            <text:p>3490345</text:p>
          </table:table-cell>
        </table:table-row>
        <table:table-row table:style-name="ro1">
          <table:table-cell office:value-type="string">
            <text:p>vars-250-6.cnf</text:p>
          </table:table-cell>
          <table:table-cell office:value-type="float" office:value="136808">
            <text:p>136808</text:p>
          </table:table-cell>
          <table:table-cell office:value-type="float" office:value="6836258">
            <text:p>6836258</text:p>
          </table:table-cell>
          <table:table-cell office:value-type="float" office:value="2.1">
            <text:p>2.1</text:p>
          </table:table-cell>
          <table:table-cell table:formula="of:=[.C38]/[.D38]" office:value-type="float" office:value="3255360.95238095">
            <text:p>3255361</text:p>
          </table:table-cell>
        </table:table-row>
        <table:table-row table:style-name="ro1">
          <table:table-cell office:value-type="string">
            <text:p>vars-250-7.cnf</text:p>
          </table:table-cell>
          <table:table-cell office:value-type="float" office:value="56870">
            <text:p>56870</text:p>
          </table:table-cell>
          <table:table-cell office:value-type="float" office:value="2841108">
            <text:p>2841108</text:p>
          </table:table-cell>
          <table:table-cell office:value-type="float" office:value="0.8">
            <text:p>0.8</text:p>
          </table:table-cell>
          <table:table-cell table:formula="of:=[.C39]/[.D39]" office:value-type="float" office:value="3551385">
            <text:p>3551385</text:p>
          </table:table-cell>
        </table:table-row>
        <table:table-row table:style-name="ro1">
          <table:table-cell office:value-type="string">
            <text:p>vars-250-8.cnf</text:p>
          </table:table-cell>
          <table:table-cell office:value-type="float" office:value="92288">
            <text:p>92288</text:p>
          </table:table-cell>
          <table:table-cell office:value-type="float" office:value="4533618">
            <text:p>4533618</text:p>
          </table:table-cell>
          <table:table-cell office:value-type="float" office:value="1.3">
            <text:p>1.3</text:p>
          </table:table-cell>
          <table:table-cell table:formula="of:=[.C40]/[.D40]" office:value-type="float" office:value="3487398.46153846">
            <text:p>3487398</text:p>
          </table:table-cell>
        </table:table-row>
        <table:table-row table:style-name="ro1">
          <table:table-cell office:value-type="string">
            <text:p>vars-250-9.cnf</text:p>
          </table:table-cell>
          <table:table-cell office:value-type="float" office:value="32426">
            <text:p>32426</text:p>
          </table:table-cell>
          <table:table-cell office:value-type="float" office:value="1569915">
            <text:p>1569915</text:p>
          </table:table-cell>
          <table:table-cell office:value-type="float" office:value="0.4">
            <text:p>0.4</text:p>
          </table:table-cell>
          <table:table-cell table:formula="of:=[.C41]/[.D41]" office:value-type="float" office:value="3924787.5">
            <text:p>3924788</text:p>
          </table:table-cell>
        </table:table-row>
        <table:table-row table:style-name="ro1">
          <table:table-cell office:value-type="string">
            <text:p>vars-300-10.cnf</text:p>
          </table:table-cell>
          <table:table-cell office:value-type="float" office:value="261765">
            <text:p>261765</text:p>
          </table:table-cell>
          <table:table-cell office:value-type="float" office:value="14689233">
            <text:p>14689233</text:p>
          </table:table-cell>
          <table:table-cell office:value-type="float" office:value="5">
            <text:p>5</text:p>
          </table:table-cell>
          <table:table-cell table:formula="of:=[.C42]/[.D42]" office:value-type="float" office:value="2937846.6">
            <text:p>2937847</text:p>
          </table:table-cell>
        </table:table-row>
        <table:table-row table:style-name="ro1">
          <table:table-cell office:value-type="string">
            <text:p>vars-300-1.cnf</text:p>
          </table:table-cell>
          <table:table-cell office:value-type="float" office:value="668948">
            <text:p>668948</text:p>
          </table:table-cell>
          <table:table-cell office:value-type="float" office:value="37171999">
            <text:p>37171999</text:p>
          </table:table-cell>
          <table:table-cell office:value-type="float" office:value="19.4">
            <text:p>19.4</text:p>
          </table:table-cell>
          <table:table-cell table:formula="of:=[.C43]/[.D43]" office:value-type="float" office:value="1916082.42268041">
            <text:p>1916082</text:p>
          </table:table-cell>
        </table:table-row>
        <table:table-row table:style-name="ro1">
          <table:table-cell office:value-type="string">
            <text:p>vars-300-2.cnf</text:p>
          </table:table-cell>
          <table:table-cell office:value-type="float" office:value="647130">
            <text:p>647130</text:p>
          </table:table-cell>
          <table:table-cell office:value-type="float" office:value="36496159">
            <text:p>36496159</text:p>
          </table:table-cell>
          <table:table-cell office:value-type="float" office:value="18.2">
            <text:p>18.2</text:p>
          </table:table-cell>
          <table:table-cell table:formula="of:=[.C44]/[.D44]" office:value-type="float" office:value="2005283.46153846">
            <text:p>2005283</text:p>
          </table:table-cell>
        </table:table-row>
        <table:table-row table:style-name="ro1">
          <table:table-cell office:value-type="string">
            <text:p>vars-300-3.cnf</text:p>
          </table:table-cell>
          <table:table-cell office:value-type="float" office:value="354511">
            <text:p>354511</text:p>
          </table:table-cell>
          <table:table-cell office:value-type="float" office:value="19901468">
            <text:p>19901468</text:p>
          </table:table-cell>
          <table:table-cell office:value-type="float" office:value="8.1">
            <text:p>8.1</text:p>
          </table:table-cell>
          <table:table-cell table:formula="of:=[.C45]/[.D45]" office:value-type="float" office:value="2456971.35802469">
            <text:p>2456971</text:p>
          </table:table-cell>
        </table:table-row>
        <table:table-row table:style-name="ro1">
          <table:table-cell office:value-type="string">
            <text:p>vars-300-4.cnf</text:p>
          </table:table-cell>
          <table:table-cell office:value-type="float" office:value="479041">
            <text:p>479041</text:p>
          </table:table-cell>
          <table:table-cell office:value-type="float" office:value="27002303">
            <text:p>27002303</text:p>
          </table:table-cell>
          <table:table-cell office:value-type="float" office:value="11.7">
            <text:p>11.7</text:p>
          </table:table-cell>
          <table:table-cell table:formula="of:=[.C46]/[.D46]" office:value-type="float" office:value="2307889.14529915">
            <text:p>2307889</text:p>
          </table:table-cell>
        </table:table-row>
        <table:table-row table:style-name="ro1">
          <table:table-cell office:value-type="string">
            <text:p>vars-300-5.cnf</text:p>
          </table:table-cell>
          <table:table-cell office:value-type="float" office:value="580334">
            <text:p>580334</text:p>
          </table:table-cell>
          <table:table-cell office:value-type="float" office:value="32577857">
            <text:p>32577857</text:p>
          </table:table-cell>
          <table:table-cell office:value-type="float" office:value="15.5">
            <text:p>15.5</text:p>
          </table:table-cell>
          <table:table-cell table:formula="of:=[.C47]/[.D47]" office:value-type="float" office:value="2101797.22580645">
            <text:p>2101797</text:p>
          </table:table-cell>
        </table:table-row>
        <table:table-row table:style-name="ro1">
          <table:table-cell office:value-type="string">
            <text:p>vars-300-6.cnf</text:p>
          </table:table-cell>
          <table:table-cell office:value-type="float" office:value="294491">
            <text:p>294491</text:p>
          </table:table-cell>
          <table:table-cell office:value-type="float" office:value="16771343">
            <text:p>16771343</text:p>
          </table:table-cell>
          <table:table-cell office:value-type="float" office:value="6.1">
            <text:p>6.1</text:p>
          </table:table-cell>
          <table:table-cell table:formula="of:=[.C48]/[.D48]" office:value-type="float" office:value="2749400.49180328">
            <text:p>2749400</text:p>
          </table:table-cell>
        </table:table-row>
        <table:table-row table:style-name="ro1">
          <table:table-cell office:value-type="string">
            <text:p>vars-300-7.cnf</text:p>
          </table:table-cell>
          <table:table-cell office:value-type="float" office:value="113743">
            <text:p>113743</text:p>
          </table:table-cell>
          <table:table-cell office:value-type="float" office:value="6499346">
            <text:p>6499346</text:p>
          </table:table-cell>
          <table:table-cell office:value-type="float" office:value="1.9">
            <text:p>1.9</text:p>
          </table:table-cell>
          <table:table-cell table:formula="of:=[.C49]/[.D49]" office:value-type="float" office:value="3420708.42105263">
            <text:p>3420708</text:p>
          </table:table-cell>
        </table:table-row>
        <table:table-row table:style-name="ro1">
          <table:table-cell office:value-type="string">
            <text:p>vars-300-8.cnf</text:p>
          </table:table-cell>
          <table:table-cell office:value-type="float" office:value="558417">
            <text:p>558417</text:p>
          </table:table-cell>
          <table:table-cell office:value-type="float" office:value="31400288">
            <text:p>31400288</text:p>
          </table:table-cell>
          <table:table-cell office:value-type="float" office:value="14.6">
            <text:p>14.6</text:p>
          </table:table-cell>
          <table:table-cell table:formula="of:=[.C50]/[.D50]" office:value-type="float" office:value="2150704.65753425">
            <text:p>2150705</text:p>
          </table:table-cell>
        </table:table-row>
        <table:table-row table:style-name="ro1">
          <table:table-cell office:value-type="string">
            <text:p>vars-300-9.cnf</text:p>
          </table:table-cell>
          <table:table-cell office:value-type="float" office:value="218985">
            <text:p>218985</text:p>
          </table:table-cell>
          <table:table-cell office:value-type="float" office:value="12451209">
            <text:p>12451209</text:p>
          </table:table-cell>
          <table:table-cell office:value-type="float" office:value="4.4">
            <text:p>4.4</text:p>
          </table:table-cell>
          <table:table-cell table:formula="of:=[.C51]/[.D51]" office:value-type="float" office:value="2829820.22727273">
            <text:p>2829820</text:p>
          </table:table-cell>
        </table:table-row>
        <table:table-row table:style-name="ro2" table:number-rows-repeated="1048524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Sheet2" table:style-name="ta1">
        <table:table-column table:style-name="co2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">
      <number:number number:decimal-places="1"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liveras </meta:initial-creator>
    <meta:creation-date>2015-09-23T10:39:11</meta:creation-date>
    <meta:generator>LibreOffice/3.5$Linux_X86_64 LibreOffice_project/350m1$Build-2</meta:generator>
    <dc:date>2015-09-23T10:44:52</dc:date>
    <dc:creator>oliveras </dc:creator>
    <meta:editing-duration>PT38S</meta:editing-duration>
    <meta:editing-cycles>2</meta:editing-cycles>
    <meta:document-statistic meta:table-count="3" meta:cell-count="235" meta:object-count="0"/>
  </office:meta>
</office:document-meta>
</file>